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24.86pt"/>
    </style:style>
    <style:style style:name="co3" style:family="table-column">
      <style:table-column-properties fo:break-before="auto" style:column-width="115.46pt"/>
    </style:style>
    <style:style style:name="co4" style:family="table-column">
      <style:table-column-properties fo:break-before="auto" style:column-width="127.7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99pt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99pt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7.03pt" svg:y="381.74pt">
            <draw:object draw:notify-on-update-of-ranges="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91pt" svg:height="255.23pt" svg:x="483.51pt" svg:y="372.7pt">
            <draw:object draw:notify-on-update-of-ranges="Sheet1.I2:Sheet1.I17 Sheet1.J2:Sheet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91pt" svg:height="255.23pt" svg:x="949.86pt" svg:y="381.74pt">
            <draw:object draw:notify-on-update-of-ranges="Sheet1.N3:Sheet1.N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^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ving Averages</text:p>
          </table:table-cell>
          <table:table-cell office:value-type="string" calcext:value-type="string">
            <text:p>Centered Moving Averages</text:p>
          </table:table-cell>
          <table:table-cell office:value-type="string" calcext:value-type="string">
            <text:p>SN+TR=y-CMA</text:p>
          </table:table-cell>
          <table:table-cell office:value-type="string" calcext:value-type="string">
            <text:p>avg(sn)</text:p>
          </table:table-cell>
          <table:table-cell office:value-type="string" calcext:value-type="string">
            <text:p>sn snbar-v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=intercept+slope*t</text:p>
          </table:table-cell>
          <table:table-cell office:value-type="string" calcext:value-type="string">
            <text:p>tr+sn</text:p>
          </table:table-cell>
          <table:table-cell office:value-type="string" calcext:value-type="string">
            <text:p>CL+IR=y-tr-sn</text:p>
          </table:table-cell>
          <table:table-cell office:value-type="string" calcext:value-type="string">
            <text:p>cl estimate</text:p>
          </table:table-cell>
          <table:table-cell office:value-type="string" calcext:value-type="string">
            <text:p>ir=(cl+ir)-cl</text:p>
          </table:table-cell>
          <table:table-cell office:value-type="string" calcext:value-type="string">
            <text:p>(Tr-d)^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table:formula="of:=AVERAGE([.F6];[.F10];[.F14])" office:value-type="float" office:value="77.7916666666667" calcext:value-type="float">
            <text:p>77.7916666666667</text:p>
          </table:table-cell>
          <table:table-cell table:formula="of:=[.G2]-[.$G$20]" office:value-type="float" office:value="70.59375" calcext:value-type="float">
            <text:p>70.59375</text:p>
          </table:table-cell>
          <table:table-cell table:formula="of:=[.C2]-[.H2]" office:value-type="float" office:value="222.40625" calcext:value-type="float">
            <text:p>222.40625</text:p>
          </table:table-cell>
          <table:table-cell table:formula="of:=[.$G$23]+[.$G$22]*[.A2]" office:value-type="float" office:value="234.645220588235" calcext:value-type="float">
            <text:p>234.645220588235</text:p>
          </table:table-cell>
          <table:table-cell table:formula="of:=[.J2]+[.H2]" office:value-type="float" office:value="305.238970588235" calcext:value-type="float">
            <text:p>305.238970588235</text:p>
          </table:table-cell>
          <table:table-cell table:formula="of:=[.C2]-[.K2]" office:value-type="float" office:value="-12.2389705882353" calcext:value-type="float">
            <text:p>-12.2389705882353</text:p>
          </table:table-cell>
          <table:table-cell table:number-columns-repeated="2"/>
          <table:table-cell table:formula="of:=([.J2]-[.I2])^2" office:value-type="float" office:value="149.792401059689" calcext:value-type="float">
            <text:p>149.79240105968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table:formula="of:=AVERAGE([.F7];[.F11];[.F15])" office:value-type="float" office:value="217.958333333333" calcext:value-type="float">
            <text:p>217.958333333333</text:p>
          </table:table-cell>
          <table:table-cell table:formula="of:=[.G3]-[.$G$20]" office:value-type="float" office:value="210.760416666667" calcext:value-type="float">
            <text:p>210.760416666667</text:p>
          </table:table-cell>
          <table:table-cell table:formula="of:=[.C3]-[.H3]" office:value-type="float" office:value="181.239583333333" calcext:value-type="float">
            <text:p>181.239583333333</text:p>
          </table:table-cell>
          <table:table-cell table:formula="of:=[.$G$23]+[.$G$22]*[.A3]" office:value-type="float" office:value="254.400857843137" calcext:value-type="float">
            <text:p>254.400857843137</text:p>
          </table:table-cell>
          <table:table-cell table:formula="of:=[.J3]+[.H3]" office:value-type="float" office:value="465.161274509804" calcext:value-type="float">
            <text:p>465.161274509804</text:p>
          </table:table-cell>
          <table:table-cell table:formula="of:=[.C3]-[.K3]" office:value-type="float" office:value="-73.1612745098039" calcext:value-type="float">
            <text:p>-73.1612745098039</text:p>
          </table:table-cell>
          <table:table-cell table:formula="of:=AVERAGE([.L2:.L4])" office:value-type="float" office:value="-20.5362745098039" calcext:value-type="float">
            <text:p>-20.5362745098039</text:p>
          </table:table-cell>
          <table:table-cell table:formula="of:=[.L3]-[.M3]" office:value-type="float" office:value="-52.625" calcext:value-type="float">
            <text:p>-52.625</text:p>
          </table:table-cell>
          <table:table-cell table:formula="of:=([.J3]-[.I3])^2" office:value-type="float" office:value="5352.57208789889" calcext:value-type="float">
            <text:p>5352.5720878988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A4]"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formula="of:=(SUM([.C2:.C5]))/4" office:value-type="float" office:value="263.25" calcext:value-type="float">
            <text:p>263.25</text:p>
          </table:table-cell>
          <table:table-cell table:formula="of:=([.D4]+[.D5])/2" office:value-type="float" office:value="275.125" calcext:value-type="float">
            <text:p>275.125</text:p>
          </table:table-cell>
          <table:table-cell table:formula="of:=[.C4]-[.E4]" office:value-type="float" office:value="-54.125" calcext:value-type="float">
            <text:p>-54.125</text:p>
          </table:table-cell>
          <table:table-cell table:formula="of:=AVERAGE([.F8];[.F12];[.F4])" office:value-type="float" office:value="-69.75" calcext:value-type="float">
            <text:p>-69.75</text:p>
          </table:table-cell>
          <table:table-cell table:formula="of:=[.G4]-[.$G$20]" office:value-type="float" office:value="-76.9479166666667" calcext:value-type="float">
            <text:p>-76.9479166666667</text:p>
          </table:table-cell>
          <table:table-cell table:formula="of:=[.C4]-[.H4]" office:value-type="float" office:value="297.947916666667" calcext:value-type="float">
            <text:p>297.947916666667</text:p>
          </table:table-cell>
          <table:table-cell table:formula="of:=[.$G$23]+[.$G$22]*[.A4]" office:value-type="float" office:value="274.156495098039" calcext:value-type="float">
            <text:p>274.156495098039</text:p>
          </table:table-cell>
          <table:table-cell table:formula="of:=[.J4]+[.H4]" office:value-type="float" office:value="197.208578431373" calcext:value-type="float">
            <text:p>197.208578431373</text:p>
          </table:table-cell>
          <table:table-cell table:formula="of:=[.C4]-[.K4]" office:value-type="float" office:value="23.7914215686275" calcext:value-type="float">
            <text:p>23.7914215686275</text:p>
          </table:table-cell>
          <table:table-cell table:formula="of:=AVERAGE([.L3:.L5])" office:value-type="float" office:value="2.70808823529412" calcext:value-type="float">
            <text:p>2.70808823529412</text:p>
          </table:table-cell>
          <table:table-cell table:formula="of:=[.L4]-[.M4]" office:value-type="float" office:value="21.0833333333334" calcext:value-type="float">
            <text:p>21.0833333333334</text:p>
          </table:table-cell>
          <table:table-cell table:formula="of:=([.J4]-[.I4])^2" office:value-type="float" office:value="566.031740256152" calcext:value-type="float">
            <text:p>566.031740256152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A5]"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table:formula="of:=(SUM([.C3:.C6]))/4" office:value-type="float" office:value="287" calcext:value-type="float">
            <text:p>287</text:p>
          </table:table-cell>
          <table:table-cell table:formula="of:=([.D5]+[.D6])/2" office:value-type="float" office:value="302" calcext:value-type="float">
            <text:p>302</text:p>
          </table:table-cell>
          <table:table-cell table:formula="of:=[.C5]-[.E5]" office:value-type="float" office:value="-155" calcext:value-type="float">
            <text:p>-155</text:p>
          </table:table-cell>
          <table:table-cell table:formula="of:=AVERAGE([.F9];[.F13];[.F5])" office:value-type="float" office:value="-197.208333333333" calcext:value-type="float">
            <text:p>-197.208333333333</text:p>
          </table:table-cell>
          <table:table-cell table:formula="of:=[.G5]-[.$G$20]" office:value-type="float" office:value="-204.40625" calcext:value-type="float">
            <text:p>-204.40625</text:p>
          </table:table-cell>
          <table:table-cell table:formula="of:=[.C5]-[.H5]" office:value-type="float" office:value="351.40625" calcext:value-type="float">
            <text:p>351.40625</text:p>
          </table:table-cell>
          <table:table-cell table:formula="of:=[.$G$23]+[.$G$22]*[.A5]" office:value-type="float" office:value="293.912132352941" calcext:value-type="float">
            <text:p>293.912132352941</text:p>
          </table:table-cell>
          <table:table-cell table:formula="of:=[.J5]+[.H5]" office:value-type="float" office:value="89.5058823529412" calcext:value-type="float">
            <text:p>89.5058823529412</text:p>
          </table:table-cell>
          <table:table-cell table:formula="of:=[.C5]-[.K5]" office:value-type="float" office:value="57.4941176470588" calcext:value-type="float">
            <text:p>57.4941176470588</text:p>
          </table:table-cell>
          <table:table-cell table:formula="of:=AVERAGE([.L4:.L6])" office:value-type="float" office:value="28.3413398692811" calcext:value-type="float">
            <text:p>28.3413398692811</text:p>
          </table:table-cell>
          <table:table-cell table:formula="of:=[.L5]-[.M5]" office:value-type="float" office:value="29.1527777777778" calcext:value-type="float">
            <text:p>29.1527777777778</text:p>
          </table:table-cell>
          <table:table-cell table:formula="of:=([.J5]-[.I5])^2" office:value-type="float" office:value="3305.57356401384" calcext:value-type="float">
            <text:p>3305.5735640138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A6]" office:value-type="float" office:value="25" calcext:value-type="float">
            <text:p>25</text:p>
          </table:table-cell>
          <table:table-cell office:value-type="float" office:value="388" calcext:value-type="float">
            <text:p>388</text:p>
          </table:table-cell>
          <table:table-cell table:formula="of:=(SUM([.C4:.C7]))/4" office:value-type="float" office:value="317" calcext:value-type="float">
            <text:p>317</text:p>
          </table:table-cell>
          <table:table-cell table:formula="of:=([.D6]+[.D7])/2" office:value-type="float" office:value="325.25" calcext:value-type="float">
            <text:p>325.25</text:p>
          </table:table-cell>
          <table:table-cell table:formula="of:=[.C6]-[.E6]" office:value-type="float" office:value="62.75" calcext:value-type="float">
            <text:p>62.75</text:p>
          </table:table-cell>
          <table:table-cell table:formula="of:=[.G2]" office:value-type="float" office:value="77.7916666666667" calcext:value-type="float">
            <text:p>77.7916666666667</text:p>
          </table:table-cell>
          <table:table-cell table:formula="of:=[.G6]-[.$G$20]" office:value-type="float" office:value="70.59375" calcext:value-type="float">
            <text:p>70.59375</text:p>
          </table:table-cell>
          <table:table-cell table:formula="of:=[.C6]-[.H6]" office:value-type="float" office:value="317.40625" calcext:value-type="float">
            <text:p>317.40625</text:p>
          </table:table-cell>
          <table:table-cell table:formula="of:=[.$G$23]+[.$G$22]*[.A6]" office:value-type="float" office:value="313.667769607843" calcext:value-type="float">
            <text:p>313.667769607843</text:p>
          </table:table-cell>
          <table:table-cell table:formula="of:=[.J6]+[.H6]" office:value-type="float" office:value="384.261519607843" calcext:value-type="float">
            <text:p>384.261519607843</text:p>
          </table:table-cell>
          <table:table-cell table:formula="of:=[.C6]-[.K6]" office:value-type="float" office:value="3.73848039215687" calcext:value-type="float">
            <text:p>3.73848039215687</text:p>
          </table:table-cell>
          <table:table-cell table:formula="of:=AVERAGE([.L5:.L7])" office:value-type="float" office:value="9.68292483660133" calcext:value-type="float">
            <text:p>9.68292483660133</text:p>
          </table:table-cell>
          <table:table-cell table:formula="of:=[.L6]-[.M6]" office:value-type="float" office:value="-5.94444444444446" calcext:value-type="float">
            <text:p>-5.94444444444446</text:p>
          </table:table-cell>
          <table:table-cell table:formula="of:=([.J6]-[.I6])^2" office:value-type="float" office:value="13.9762356425414" calcext:value-type="float">
            <text:p>13.976235642541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A7]"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table:formula="of:=(SUM([.C5:.C8]))/4" office:value-type="float" office:value="333.5" calcext:value-type="float">
            <text:p>333.5</text:p>
          </table:table-cell>
          <table:table-cell table:formula="of:=([.D7]+[.D8])/2" office:value-type="float" office:value="338.125" calcext:value-type="float">
            <text:p>338.125</text:p>
          </table:table-cell>
          <table:table-cell table:formula="of:=[.C7]-[.E7]" office:value-type="float" office:value="173.875" calcext:value-type="float">
            <text:p>173.875</text:p>
          </table:table-cell>
          <table:table-cell table:formula="of:=[.G3]" office:value-type="float" office:value="217.958333333333" calcext:value-type="float">
            <text:p>217.958333333333</text:p>
          </table:table-cell>
          <table:table-cell table:formula="of:=[.G7]-[.$G$20]" office:value-type="float" office:value="210.760416666667" calcext:value-type="float">
            <text:p>210.760416666667</text:p>
          </table:table-cell>
          <table:table-cell table:formula="of:=[.C7]-[.H7]" office:value-type="float" office:value="301.239583333333" calcext:value-type="float">
            <text:p>301.239583333333</text:p>
          </table:table-cell>
          <table:table-cell table:formula="of:=[.$G$23]+[.$G$22]*[.A7]" office:value-type="float" office:value="333.423406862745" calcext:value-type="float">
            <text:p>333.423406862745</text:p>
          </table:table-cell>
          <table:table-cell table:formula="of:=[.J7]+[.H7]" office:value-type="float" office:value="544.183823529412" calcext:value-type="float">
            <text:p>544.183823529412</text:p>
          </table:table-cell>
          <table:table-cell table:formula="of:=[.C7]-[.K7]" office:value-type="float" office:value="-32.1838235294117" calcext:value-type="float">
            <text:p>-32.1838235294117</text:p>
          </table:table-cell>
          <table:table-cell table:formula="of:=AVERAGE([.L6:.L8])" office:value-type="float" office:value="-5.89215686274508" calcext:value-type="float">
            <text:p>-5.89215686274508</text:p>
          </table:table-cell>
          <table:table-cell table:formula="of:=[.L7]-[.M7]" office:value-type="float" office:value="-26.2916666666666" calcext:value-type="float">
            <text:p>-26.2916666666666</text:p>
          </table:table-cell>
          <table:table-cell table:formula="of:=([.J7]-[.I7])^2" office:value-type="float" office:value="1035.79849697232" calcext:value-type="float">
            <text:p>1035.7984969723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A8]"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 table:formula="of:=(SUM([.C6:.C9]))/4" office:value-type="float" office:value="342.75" calcext:value-type="float">
            <text:p>342.75</text:p>
          </table:table-cell>
          <table:table-cell table:formula="of:=([.D8]+[.D9])/2" office:value-type="float" office:value="354.125" calcext:value-type="float">
            <text:p>354.125</text:p>
          </table:table-cell>
          <table:table-cell table:formula="of:=[.C8]-[.E8]" office:value-type="float" office:value="-67.125" calcext:value-type="float">
            <text:p>-67.125</text:p>
          </table:table-cell>
          <table:table-cell table:formula="of:=[.G4]" office:value-type="float" office:value="-69.75" calcext:value-type="float">
            <text:p>-69.75</text:p>
          </table:table-cell>
          <table:table-cell table:formula="of:=[.G8]-[.$G$20]" office:value-type="float" office:value="-76.9479166666667" calcext:value-type="float">
            <text:p>-76.9479166666667</text:p>
          </table:table-cell>
          <table:table-cell table:formula="of:=[.C8]-[.H8]" office:value-type="float" office:value="363.947916666667" calcext:value-type="float">
            <text:p>363.947916666667</text:p>
          </table:table-cell>
          <table:table-cell table:formula="of:=[.$G$23]+[.$G$22]*[.A8]" office:value-type="float" office:value="353.179044117647" calcext:value-type="float">
            <text:p>353.179044117647</text:p>
          </table:table-cell>
          <table:table-cell table:formula="of:=[.J8]+[.H8]" office:value-type="float" office:value="276.23112745098" calcext:value-type="float">
            <text:p>276.23112745098</text:p>
          </table:table-cell>
          <table:table-cell table:formula="of:=[.C8]-[.K8]" office:value-type="float" office:value="10.7688725490196" calcext:value-type="float">
            <text:p>10.7688725490196</text:p>
          </table:table-cell>
          <table:table-cell table:formula="of:=AVERAGE([.L7:.L9])" office:value-type="float" office:value="-1.98112745098037" calcext:value-type="float">
            <text:p>-1.98112745098037</text:p>
          </table:table-cell>
          <table:table-cell table:formula="of:=[.L8]-[.M8]" office:value-type="float" office:value="12.75" calcext:value-type="float">
            <text:p>12.75</text:p>
          </table:table-cell>
          <table:table-cell table:formula="of:=([.J8]-[.I8])^2" office:value-type="float" office:value="115.968615977028" calcext:value-type="float">
            <text:p>115.968615977028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A9]"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table:formula="of:=(SUM([.C7:.C10]))/4" office:value-type="float" office:value="365.5" calcext:value-type="float">
            <text:p>365.5</text:p>
          </table:table-cell>
          <table:table-cell table:formula="of:=([.D9]+[.D10])/2" office:value-type="float" office:value="381.5" calcext:value-type="float">
            <text:p>381.5</text:p>
          </table:table-cell>
          <table:table-cell table:formula="of:=[.C9]-[.E9]" office:value-type="float" office:value="-197.5" calcext:value-type="float">
            <text:p>-197.5</text:p>
          </table:table-cell>
          <table:table-cell table:formula="of:=[.G5]" office:value-type="float" office:value="-197.208333333333" calcext:value-type="float">
            <text:p>-197.208333333333</text:p>
          </table:table-cell>
          <table:table-cell table:formula="of:=[.G9]-[.$G$20]" office:value-type="float" office:value="-204.40625" calcext:value-type="float">
            <text:p>-204.40625</text:p>
          </table:table-cell>
          <table:table-cell table:formula="of:=[.C9]-[.H9]" office:value-type="float" office:value="388.40625" calcext:value-type="float">
            <text:p>388.40625</text:p>
          </table:table-cell>
          <table:table-cell table:formula="of:=[.$G$23]+[.$G$22]*[.A9]" office:value-type="float" office:value="372.934681372549" calcext:value-type="float">
            <text:p>372.934681372549</text:p>
          </table:table-cell>
          <table:table-cell table:formula="of:=[.J9]+[.H9]" office:value-type="float" office:value="168.528431372549" calcext:value-type="float">
            <text:p>168.528431372549</text:p>
          </table:table-cell>
          <table:table-cell table:formula="of:=[.C9]-[.K9]" office:value-type="float" office:value="15.471568627451" calcext:value-type="float">
            <text:p>15.471568627451</text:p>
          </table:table-cell>
          <table:table-cell table:formula="of:=AVERAGE([.L8:.L10])" office:value-type="float" office:value="13.9854575163399" calcext:value-type="float">
            <text:p>13.9854575163399</text:p>
          </table:table-cell>
          <table:table-cell table:formula="of:=[.L9]-[.M9]" office:value-type="float" office:value="1.48611111111114" calcext:value-type="float">
            <text:p>1.48611111111114</text:p>
          </table:table-cell>
          <table:table-cell table:formula="of:=([.J9]-[.I9])^2" office:value-type="float" office:value="239.369435793926" calcext:value-type="float">
            <text:p>239.369435793926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A10]" office:value-type="float" office:value="81" calcext:value-type="float">
            <text:p>81</text:p>
          </table:table-cell>
          <table:table-cell office:value-type="float" office:value="479" calcext:value-type="float">
            <text:p>479</text:p>
          </table:table-cell>
          <table:table-cell table:formula="of:=(SUM([.C8:.C11]))/4" office:value-type="float" office:value="397.5" calcext:value-type="float">
            <text:p>397.5</text:p>
          </table:table-cell>
          <table:table-cell table:formula="of:=([.D10]+[.D11])/2" office:value-type="float" office:value="405" calcext:value-type="float">
            <text:p>405</text:p>
          </table:table-cell>
          <table:table-cell table:formula="of:=[.C10]-[.E10]" office:value-type="float" office:value="74" calcext:value-type="float">
            <text:p>74</text:p>
          </table:table-cell>
          <table:table-cell table:formula="of:=[.G6]" office:value-type="float" office:value="77.7916666666667" calcext:value-type="float">
            <text:p>77.7916666666667</text:p>
          </table:table-cell>
          <table:table-cell table:formula="of:=[.G10]-[.$G$20]" office:value-type="float" office:value="70.59375" calcext:value-type="float">
            <text:p>70.59375</text:p>
          </table:table-cell>
          <table:table-cell table:formula="of:=[.C10]-[.H10]" office:value-type="float" office:value="408.40625" calcext:value-type="float">
            <text:p>408.40625</text:p>
          </table:table-cell>
          <table:table-cell table:formula="of:=[.$G$23]+[.$G$22]*[.A10]" office:value-type="float" office:value="392.690318627451" calcext:value-type="float">
            <text:p>392.690318627451</text:p>
          </table:table-cell>
          <table:table-cell table:formula="of:=[.J10]+[.H10]" office:value-type="float" office:value="463.284068627451" calcext:value-type="float">
            <text:p>463.284068627451</text:p>
          </table:table-cell>
          <table:table-cell table:formula="of:=[.C10]-[.K10]" office:value-type="float" office:value="15.715931372549" calcext:value-type="float">
            <text:p>15.715931372549</text:p>
          </table:table-cell>
          <table:table-cell table:formula="of:=AVERAGE([.L9:.L11])" office:value-type="float" office:value="15.9937091503268" calcext:value-type="float">
            <text:p>15.9937091503268</text:p>
          </table:table-cell>
          <table:table-cell table:formula="of:=[.L10]-[.M10]" office:value-type="float" office:value="-0.277777777777828" calcext:value-type="float">
            <text:p>-0.277777777777828</text:p>
          </table:table-cell>
          <table:table-cell table:formula="of:=([.J10]-[.I10])^2" office:value-type="float" office:value="246.99049890667" calcext:value-type="float">
            <text:p>246.99049890667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A11]"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table:formula="of:=(SUM([.C9:.C12]))/4" office:value-type="float" office:value="412.5" calcext:value-type="float">
            <text:p>412.5</text:p>
          </table:table-cell>
          <table:table-cell table:formula="of:=([.D11]+[.D12])/2" office:value-type="float" office:value="417.375" calcext:value-type="float">
            <text:p>417.375</text:p>
          </table:table-cell>
          <table:table-cell table:formula="of:=[.C11]-[.E11]" office:value-type="float" office:value="222.625" calcext:value-type="float">
            <text:p>222.625</text:p>
          </table:table-cell>
          <table:table-cell table:formula="of:=[.G7]" office:value-type="float" office:value="217.958333333333" calcext:value-type="float">
            <text:p>217.958333333333</text:p>
          </table:table-cell>
          <table:table-cell table:formula="of:=[.G11]-[.$G$20]" office:value-type="float" office:value="210.760416666667" calcext:value-type="float">
            <text:p>210.760416666667</text:p>
          </table:table-cell>
          <table:table-cell table:formula="of:=[.C11]-[.H11]" office:value-type="float" office:value="429.239583333333" calcext:value-type="float">
            <text:p>429.239583333333</text:p>
          </table:table-cell>
          <table:table-cell table:formula="of:=[.$G$23]+[.$G$22]*[.A11]" office:value-type="float" office:value="412.445955882353" calcext:value-type="float">
            <text:p>412.445955882353</text:p>
          </table:table-cell>
          <table:table-cell table:formula="of:=[.J11]+[.H11]" office:value-type="float" office:value="623.20637254902" calcext:value-type="float">
            <text:p>623.20637254902</text:p>
          </table:table-cell>
          <table:table-cell table:formula="of:=[.C11]-[.K11]" office:value-type="float" office:value="16.7936274509805" calcext:value-type="float">
            <text:p>16.7936274509805</text:p>
          </table:table-cell>
          <table:table-cell table:formula="of:=AVERAGE([.L10:.L12])" office:value-type="float" office:value="8.08529411764708" calcext:value-type="float">
            <text:p>8.08529411764708</text:p>
          </table:table-cell>
          <table:table-cell table:formula="of:=[.L11]-[.M11]" office:value-type="float" office:value="8.70833333333339" calcext:value-type="float">
            <text:p>8.70833333333339</text:p>
          </table:table-cell>
          <table:table-cell table:formula="of:=([.J11]-[.I11])^2" office:value-type="float" office:value="282.025922962323" calcext:value-type="float">
            <text:p>282.025922962323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[.A12]" office:value-type="float" office:value="121" calcext:value-type="float">
            <text:p>121</text:p>
          </table:table-cell>
          <table:table-cell office:value-type="float" office:value="347" calcext:value-type="float">
            <text:p>347</text:p>
          </table:table-cell>
          <table:table-cell table:formula="of:=(SUM([.C10:.C13]))/4" office:value-type="float" office:value="422.25" calcext:value-type="float">
            <text:p>422.25</text:p>
          </table:table-cell>
          <table:table-cell table:formula="of:=([.D12]+[.D13])/2" office:value-type="float" office:value="435" calcext:value-type="float">
            <text:p>435</text:p>
          </table:table-cell>
          <table:table-cell table:formula="of:=[.C12]-[.E12]" office:value-type="float" office:value="-88" calcext:value-type="float">
            <text:p>-88</text:p>
          </table:table-cell>
          <table:table-cell table:formula="of:=[.G8]" office:value-type="float" office:value="-69.75" calcext:value-type="float">
            <text:p>-69.75</text:p>
          </table:table-cell>
          <table:table-cell table:formula="of:=[.G12]-[.$G$20]" office:value-type="float" office:value="-76.9479166666667" calcext:value-type="float">
            <text:p>-76.9479166666667</text:p>
          </table:table-cell>
          <table:table-cell table:formula="of:=[.C12]-[.H12]" office:value-type="float" office:value="423.947916666667" calcext:value-type="float">
            <text:p>423.947916666667</text:p>
          </table:table-cell>
          <table:table-cell table:formula="of:=[.$G$23]+[.$G$22]*[.A12]" office:value-type="float" office:value="432.201593137255" calcext:value-type="float">
            <text:p>432.201593137255</text:p>
          </table:table-cell>
          <table:table-cell table:formula="of:=[.J12]+[.H12]" office:value-type="float" office:value="355.253676470588" calcext:value-type="float">
            <text:p>355.253676470588</text:p>
          </table:table-cell>
          <table:table-cell table:formula="of:=[.C12]-[.K12]" office:value-type="float" office:value="-8.25367647058823" calcext:value-type="float">
            <text:p>-8.25367647058823</text:p>
          </table:table-cell>
          <table:table-cell table:formula="of:=AVERAGE([.L11:.L13])" office:value-type="float" office:value="-5.33700980392155" calcext:value-type="float">
            <text:p>-5.33700980392155</text:p>
          </table:table-cell>
          <table:table-cell table:formula="of:=[.L12]-[.M12]" office:value-type="float" office:value="-2.91666666666669" calcext:value-type="float">
            <text:p>-2.91666666666669</text:p>
          </table:table-cell>
          <table:table-cell table:formula="of:=([.J12]-[.I12])^2" office:value-type="float" office:value="68.1231752811418" calcext:value-type="float">
            <text:p>68.1231752811418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[.A13]" office:value-type="float" office:value="144" calcext:value-type="float">
            <text:p>144</text:p>
          </table:table-cell>
          <table:table-cell office:value-type="float" office:value="223" calcext:value-type="float">
            <text:p>223</text:p>
          </table:table-cell>
          <table:table-cell table:formula="of:=(SUM([.C11:.C14]))/4" office:value-type="float" office:value="447.75" calcext:value-type="float">
            <text:p>447.75</text:p>
          </table:table-cell>
          <table:table-cell table:formula="of:=([.D13]+[.D14])/2" office:value-type="float" office:value="462.125" calcext:value-type="float">
            <text:p>462.125</text:p>
          </table:table-cell>
          <table:table-cell table:formula="of:=[.C13]-[.E13]" office:value-type="float" office:value="-239.125" calcext:value-type="float">
            <text:p>-239.125</text:p>
          </table:table-cell>
          <table:table-cell table:formula="of:=[.G9]" office:value-type="float" office:value="-197.208333333333" calcext:value-type="float">
            <text:p>-197.208333333333</text:p>
          </table:table-cell>
          <table:table-cell table:formula="of:=[.G13]-[.$G$20]" office:value-type="float" office:value="-204.40625" calcext:value-type="float">
            <text:p>-204.40625</text:p>
          </table:table-cell>
          <table:table-cell table:formula="of:=[.C13]-[.H13]" office:value-type="float" office:value="427.40625" calcext:value-type="float">
            <text:p>427.40625</text:p>
          </table:table-cell>
          <table:table-cell table:formula="of:=[.$G$23]+[.$G$22]*[.A13]" office:value-type="float" office:value="451.957230392157" calcext:value-type="float">
            <text:p>451.957230392157</text:p>
          </table:table-cell>
          <table:table-cell table:formula="of:=[.J13]+[.H13]" office:value-type="float" office:value="247.550980392157" calcext:value-type="float">
            <text:p>247.550980392157</text:p>
          </table:table-cell>
          <table:table-cell table:formula="of:=[.C13]-[.K13]" office:value-type="float" office:value="-24.5509803921569" calcext:value-type="float">
            <text:p>-24.5509803921569</text:p>
          </table:table-cell>
          <table:table-cell table:formula="of:=AVERAGE([.L12:.L14])" office:value-type="float" office:value="1.96290849673202" calcext:value-type="float">
            <text:p>1.96290849673202</text:p>
          </table:table-cell>
          <table:table-cell table:formula="of:=[.L13]-[.M13]" office:value-type="float" office:value="-26.5138888888889" calcext:value-type="float">
            <text:p>-26.5138888888889</text:p>
          </table:table-cell>
          <table:table-cell table:formula="of:=([.J13]-[.I13])^2" office:value-type="float" office:value="602.750638216071" calcext:value-type="float">
            <text:p>602.750638216071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[.A14]" office:value-type="float" office:value="169" calcext:value-type="float">
            <text:p>169</text:p>
          </table:table-cell>
          <table:table-cell office:value-type="float" office:value="581" calcext:value-type="float">
            <text:p>581</text:p>
          </table:table-cell>
          <table:table-cell table:formula="of:=(SUM([.C12:.C15]))/4" office:value-type="float" office:value="476.5" calcext:value-type="float">
            <text:p>476.5</text:p>
          </table:table-cell>
          <table:table-cell table:formula="of:=([.D14]+[.D15])/2" office:value-type="float" office:value="484.375" calcext:value-type="float">
            <text:p>484.375</text:p>
          </table:table-cell>
          <table:table-cell table:formula="of:=[.C14]-[.E14]" office:value-type="float" office:value="96.625" calcext:value-type="float">
            <text:p>96.625</text:p>
          </table:table-cell>
          <table:table-cell table:formula="of:=[.G10]" office:value-type="float" office:value="77.7916666666667" calcext:value-type="float">
            <text:p>77.7916666666667</text:p>
          </table:table-cell>
          <table:table-cell table:formula="of:=[.G14]-[.$G$20]" office:value-type="float" office:value="70.59375" calcext:value-type="float">
            <text:p>70.59375</text:p>
          </table:table-cell>
          <table:table-cell table:formula="of:=[.C14]-[.H14]" office:value-type="float" office:value="510.40625" calcext:value-type="float">
            <text:p>510.40625</text:p>
          </table:table-cell>
          <table:table-cell table:formula="of:=[.$G$23]+[.$G$22]*[.A14]" office:value-type="float" office:value="471.712867647059" calcext:value-type="float">
            <text:p>471.712867647059</text:p>
          </table:table-cell>
          <table:table-cell table:formula="of:=[.J14]+[.H14]" office:value-type="float" office:value="542.306617647059" calcext:value-type="float">
            <text:p>542.306617647059</text:p>
          </table:table-cell>
          <table:table-cell table:formula="of:=[.C14]-[.K14]" office:value-type="float" office:value="38.6933823529412" calcext:value-type="float">
            <text:p>38.6933823529412</text:p>
          </table:table-cell>
          <table:table-cell table:formula="of:=AVERAGE([.L13:.L15])" office:value-type="float" office:value="22.3044934640523" calcext:value-type="float">
            <text:p>22.3044934640523</text:p>
          </table:table-cell>
          <table:table-cell table:formula="of:=[.L14]-[.M14]" office:value-type="float" office:value="16.3888888888889" calcext:value-type="float">
            <text:p>16.3888888888889</text:p>
          </table:table-cell>
          <table:table-cell table:formula="of:=([.J14]-[.I14])^2" office:value-type="float" office:value="1497.1778379109" calcext:value-type="float">
            <text:p>1497.1778379109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[.A15]" office:value-type="float" office:value="196" calcext:value-type="float">
            <text:p>196</text:p>
          </table:table-cell>
          <table:table-cell office:value-type="float" office:value="755" calcext:value-type="float">
            <text:p>755</text:p>
          </table:table-cell>
          <table:table-cell table:formula="of:=(SUM([.C13:.C16]))/4" office:value-type="float" office:value="492.25" calcext:value-type="float">
            <text:p>492.25</text:p>
          </table:table-cell>
          <table:table-cell table:formula="of:=([.D15]+[.D16])/2" office:value-type="float" office:value="497.625" calcext:value-type="float">
            <text:p>497.625</text:p>
          </table:table-cell>
          <table:table-cell table:formula="of:=[.C15]-[.E15]" office:value-type="float" office:value="257.375" calcext:value-type="float">
            <text:p>257.375</text:p>
          </table:table-cell>
          <table:table-cell table:formula="of:=[.G11]" office:value-type="float" office:value="217.958333333333" calcext:value-type="float">
            <text:p>217.958333333333</text:p>
          </table:table-cell>
          <table:table-cell table:formula="of:=[.G15]-[.$G$20]" office:value-type="float" office:value="210.760416666667" calcext:value-type="float">
            <text:p>210.760416666667</text:p>
          </table:table-cell>
          <table:table-cell table:formula="of:=[.C15]-[.H15]" office:value-type="float" office:value="544.239583333333" calcext:value-type="float">
            <text:p>544.239583333333</text:p>
          </table:table-cell>
          <table:table-cell table:formula="of:=[.$G$23]+[.$G$22]*[.A15]" office:value-type="float" office:value="491.468504901961" calcext:value-type="float">
            <text:p>491.468504901961</text:p>
          </table:table-cell>
          <table:table-cell table:formula="of:=[.J15]+[.H15]" office:value-type="float" office:value="702.228921568628" calcext:value-type="float">
            <text:p>702.228921568628</text:p>
          </table:table-cell>
          <table:table-cell table:formula="of:=[.C15]-[.K15]" office:value-type="float" office:value="52.7710784313725" calcext:value-type="float">
            <text:p>52.7710784313725</text:p>
          </table:table-cell>
          <table:table-cell table:formula="of:=AVERAGE([.L14:.L16])" office:value-type="float" office:value="22.3960784313725" calcext:value-type="float">
            <text:p>22.3960784313725</text:p>
          </table:table-cell>
          <table:table-cell table:formula="of:=[.L15]-[.M15]" office:value-type="float" office:value="30.375" calcext:value-type="float">
            <text:p>30.375</text:p>
          </table:table-cell>
          <table:table-cell table:formula="of:=([.J15]-[.I15])^2" office:value-type="float" office:value="2784.78671881006" calcext:value-type="float">
            <text:p>2784.78671881006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[.A16]" office:value-type="float" office:value="225" calcext:value-type="float">
            <text:p>225</text:p>
          </table:table-cell>
          <table:table-cell office:value-type="float" office:value="410" calcext:value-type="float">
            <text:p>410</text:p>
          </table:table-cell>
          <table:table-cell table:formula="of:=(SUM([.C14:.C17]))/4" office:value-type="float" office:value="503" calcext:value-type="float">
            <text:p>503</text:p>
          </table:table-cell>
          <table:table-cell table:number-columns-repeated="2"/>
          <table:table-cell table:formula="of:=[.G12]" office:value-type="float" office:value="-69.75" calcext:value-type="float">
            <text:p>-69.75</text:p>
          </table:table-cell>
          <table:table-cell table:formula="of:=[.G16]-[.$G$20]" office:value-type="float" office:value="-76.9479166666667" calcext:value-type="float">
            <text:p>-76.9479166666667</text:p>
          </table:table-cell>
          <table:table-cell table:formula="of:=[.C16]-[.H16]" office:value-type="float" office:value="486.947916666667" calcext:value-type="float">
            <text:p>486.947916666667</text:p>
          </table:table-cell>
          <table:table-cell table:formula="of:=[.$G$23]+[.$G$22]*[.A16]" office:value-type="float" office:value="511.224142156863" calcext:value-type="float">
            <text:p>511.224142156863</text:p>
          </table:table-cell>
          <table:table-cell table:formula="of:=[.J16]+[.H16]" office:value-type="float" office:value="434.276225490196" calcext:value-type="float">
            <text:p>434.276225490196</text:p>
          </table:table-cell>
          <table:table-cell table:formula="of:=[.C16]-[.K16]" office:value-type="float" office:value="-24.2762254901961" calcext:value-type="float">
            <text:p>-24.2762254901961</text:p>
          </table:table-cell>
          <table:table-cell table:formula="of:=AVERAGE([.L15:.L17])" office:value-type="float" office:value="-10.6928921568627" calcext:value-type="float">
            <text:p>-10.6928921568627</text:p>
          </table:table-cell>
          <table:table-cell table:formula="of:=[.L16]-[.M16]" office:value-type="float" office:value="-13.5833333333333" calcext:value-type="float">
            <text:p>-13.5833333333333</text:p>
          </table:table-cell>
          <table:table-cell table:formula="of:=([.J16]-[.I16])^2" office:value-type="float" office:value="589.335124050845" calcext:value-type="float">
            <text:p>589.33512405084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[.A17]"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formula="of:=[.G13]" office:value-type="float" office:value="-197.208333333333" calcext:value-type="float">
            <text:p>-197.208333333333</text:p>
          </table:table-cell>
          <table:table-cell table:formula="of:=[.G17]-[.$G$20]" office:value-type="float" office:value="-204.40625" calcext:value-type="float">
            <text:p>-204.40625</text:p>
          </table:table-cell>
          <table:table-cell table:formula="of:=[.C17]-[.H17]" office:value-type="float" office:value="470.40625" calcext:value-type="float">
            <text:p>470.40625</text:p>
          </table:table-cell>
          <table:table-cell table:formula="of:=[.$G$23]+[.$G$22]*[.A17]" office:value-type="float" office:value="530.979779411765" calcext:value-type="float">
            <text:p>530.979779411765</text:p>
          </table:table-cell>
          <table:table-cell table:formula="of:=[.J17]+[.H17]" office:value-type="float" office:value="326.573529411765" calcext:value-type="float">
            <text:p>326.573529411765</text:p>
          </table:table-cell>
          <table:table-cell table:formula="of:=[.C17]-[.K17]" office:value-type="float" office:value="-60.5735294117646" calcext:value-type="float">
            <text:p>-60.5735294117646</text:p>
          </table:table-cell>
          <table:table-cell table:number-columns-repeated="2"/>
          <table:table-cell table:formula="of:=([.J17]-[.I17])^2" office:value-type="float" office:value="3669.15246539792" calcext:value-type="float">
            <text:p>3669.152465397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5"/>
          <table:table-cell table:style-name="ce5" office:value-type="string" calcext:value-type="string">
            <text:p>Forecasts:</text:p>
          </table:table-cell>
          <table:table-cell table:style-name="ce5" office:value-type="string" calcext:value-type="string">
            <text:p>Lower Bound</text:p>
          </table:table-cell>
          <table:table-cell table:style-name="ce1" office:value-type="string" calcext:value-type="string">
            <text:p>Upper Bound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/>
          <table:table-cell table:style-name="ce6" table:formula="of:=([.$G$23]+[.$G$22]*[.A20])+[.H2]" office:value-type="float" office:value="621.329166666667" calcext:value-type="float">
            <text:p>621.329166666667</text:p>
          </table:table-cell>
          <table:table-cell table:style-name="ce6" table:formula="of:=[.C20]-[.O25]" office:value-type="float" office:value="535.692352109634" calcext:value-type="float">
            <text:p>535.692352109634</text:p>
          </table:table-cell>
          <table:table-cell table:style-name="ce9" table:formula="of:=[.C20]+[.O25]" office:value-type="float" office:value="706.965981223699" calcext:value-type="float">
            <text:p>706.965981223699</text:p>
          </table:table-cell>
          <table:table-cell office:value-type="string" calcext:value-type="string">
            <text:p>sum(snbar)/L=</text:p>
          </table:table-cell>
          <table:table-cell table:formula="of:=SUM([.G2:.G5])/4" office:value-type="float" office:value="7.19791666666667" calcext:value-type="float">
            <text:p>7.19791666666667</text:p>
          </table:table-cell>
          <table:table-cell/>
          <table:table-cell office:value-type="string" calcext:value-type="string">
            <text:p>sst=</text:p>
          </table:table-cell>
          <table:table-cell table:formula="of:=SUM([.B2:.B17])-(SUM([.A2:.A17])^2)/16" office:value-type="float" office:value="340" calcext:value-type="float">
            <text:p>340</text:p>
          </table:table-cell>
          <table:table-cell table:number-columns-repeated="101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7" table:formula="of:=([.$G$23]+[.$G$22]*[.A21])+[.H3]" office:value-type="float" office:value="781.251470588235" calcext:value-type="float">
            <text:p>781.251470588235</text:p>
          </table:table-cell>
          <table:table-cell table:style-name="ce7" table:formula="of:=[.C21]-[.O26]" office:value-type="float" office:value="695.498930553328" calcext:value-type="float">
            <text:p>695.498930553328</text:p>
          </table:table-cell>
          <table:table-cell table:style-name="ce10" table:formula="of:=[.C21]+[.O26]" office:value-type="float" office:value="867.004010623143" calcext:value-type="float">
            <text:p>867.004010623143</text:p>
          </table:table-cell>
          <table:table-cell table:number-columns-repeated="3"/>
          <table:table-cell office:value-type="string" calcext:value-type="string">
            <text:p>t*</text:p>
          </table:table-cell>
          <table:table-cell office:value-type="float" office:value="2.145" calcext:value-type="float">
            <text:p>2.145</text:p>
          </table:table-cell>
          <table:table-cell table:number-columns-repeated="101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6" table:formula="of:=([.$G$23]+[.$G$22]*[.A22])+[.H4]" office:value-type="float" office:value="513.298774509804" calcext:value-type="float">
            <text:p>513.298774509804</text:p>
          </table:table-cell>
          <table:table-cell table:style-name="ce6"/>
          <table:table-cell table:style-name="ce9"/>
          <table:table-cell office:value-type="string" calcext:value-type="string">
            <text:p>slope d</text:p>
          </table:table-cell>
          <table:table-cell table:formula="of:=SLOPE([.I2:.I17];[.A2:.A17])" office:value-type="float" office:value="19.755637254902" calcext:value-type="float">
            <text:p>19.755637254902</text:p>
          </table:table-cell>
          <table:table-cell table:number-columns-repeated="6"/>
          <table:table-cell office:value-type="string" calcext:value-type="string">
            <text:p>S^2</text:p>
          </table:table-cell>
          <table:table-cell table:formula="of:=SUM([.O2:.O17])/14" office:value-type="float" office:value="1465.67321136788" calcext:value-type="float">
            <text:p>1465.67321136788</text:p>
          </table:table-cell>
          <table:table-cell table:number-columns-repeated="100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8" table:formula="of:=([.$G$23]+[.$G$22]*[.A23])+[.H5]" office:value-type="float" office:value="405.596078431373" calcext:value-type="float">
            <text:p>405.596078431373</text:p>
          </table:table-cell>
          <table:table-cell table:style-name="ce8"/>
          <table:table-cell table:style-name="ce11"/>
          <table:table-cell office:value-type="string" calcext:value-type="string">
            <text:p>intercept d</text:p>
          </table:table-cell>
          <table:table-cell table:formula="of:=INTERCEPT([.I2:.I17];[.A2:.A17])" office:value-type="float" office:value="214.889583333333" calcext:value-type="float">
            <text:p>214.889583333333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formula="of:=SQRT([.O22])" office:value-type="float" office:value="38.2841117353907" calcext:value-type="float">
            <text:p>38.2841117353907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Tr(17)</text:p>
          </table:table-cell>
          <table:table-cell table:formula="of:=[.$G$23]+[.$G$22]*17" office:value-type="float" office:value="550.735416666667" calcext:value-type="float">
            <text:p>550.735416666667</text:p>
          </table:table-cell>
          <table:table-cell/>
          <table:table-cell table:formula="of:=[.J25]-[.$J$21]*[.$O$23]*SQRT(1+[.E26])" office:value-type="float" office:value="465.098602109634" calcext:value-type="float">
            <text:p>465.098602109634</text:p>
          </table:table-cell>
          <table:table-cell table:formula="of:=[.J25]+[.$J$21]*[.$O$23]*SQRT(1+[.E26])" office:value-type="float" office:value="636.372231223699" calcext:value-type="float">
            <text:p>636.372231223699</text:p>
          </table:table-cell>
          <table:table-cell/>
          <table:table-cell table:formula="of:=([.M25]-[.L25])/2" office:value-type="float" office:value="85.6368145570327" calcext:value-type="float">
            <text:p>85.636814557032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D17=</text:p>
          </table:table-cell>
          <table:table-cell table:formula="of:=1/16+(17-AVERAGE([.A2:.A17]))/[.J20]" office:value-type="float" office:value="0.0875" calcext:value-type="float">
            <text:p>0.0875</text:p>
          </table:table-cell>
          <table:table-cell table:number-columns-repeated="3"/>
          <table:table-cell office:value-type="string" calcext:value-type="string">
            <text:p>Tr(18)</text:p>
          </table:table-cell>
          <table:table-cell table:formula="of:=[.$G$23]+[.$G$22]*18" office:value-type="float" office:value="570.491053921569" calcext:value-type="float">
            <text:p>570.491053921569</text:p>
          </table:table-cell>
          <table:table-cell/>
          <table:table-cell table:formula="of:=[.J26]-[.$J$21]*[.$O$23]*SQRT(1+[.E27])" office:value-type="float" office:value="484.738513886662" calcext:value-type="float">
            <text:p>484.738513886662</text:p>
          </table:table-cell>
          <table:table-cell table:formula="of:=[.J26]+[.$J$21]*[.$O$23]*SQRT(1+[.E27])" office:value-type="float" office:value="656.243593956476" calcext:value-type="float">
            <text:p>656.243593956476</text:p>
          </table:table-cell>
          <table:table-cell/>
          <table:table-cell table:formula="of:=([.M26]-[.L26])/2" office:value-type="float" office:value="85.7525400349072" calcext:value-type="float">
            <text:p>85.752540034907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D18=</text:p>
          </table:table-cell>
          <table:table-cell table:formula="of:=1/16+(18-AVERAGE([.A2:.A17]))/[.J20]" office:value-type="float" office:value="0.0904411764705882" calcext:value-type="float">
            <text:p>0.09044117647058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05:00:29.663332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3:36:43.781573058</meta:creation-date>
    <dc:date>2018-12-10T17:23:48.960633355</dc:date>
    <meta:editing-duration>PT20M52S</meta:editing-duration>
    <meta:editing-cycles>3</meta:editing-cycles>
    <meta:generator>LibreOffice/6.0.6.2$Linux_X86_64 LibreOffice_project/00m0$Build-2</meta:generator>
    <meta:document-statistic meta:table-count="1" meta:cell-count="2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434cm" svg:y="0.316cm" chart:style-name="ch2">
          <text:p>Sales vs. Time</text:p>
        </chart:title>
        <chart:legend chart:legend-position="end" svg:x="14.469cm" svg:y="4.203cm" style:legend-expansion="high" chart:style-name="ch3"/>
        <chart:plot-area chart:style-name="ch4" table:cell-range-address="Sheet1.C1:Sheet1.C17" chart:data-source-has-labels="row" svg:x="1.33cm" svg:y="1.275cm" svg:width="12.82cm" svg:height="6.569cm">
          <chartooo:coordinate-region svg:x="2.137cm" svg:y="1.474cm" svg:width="11.826cm" svg:height="5.723cm"/>
          <chart:axis chart:dimension="x" chart:name="primary-x" chart:style-name="ch5">
            <chart:title svg:x="7.326cm" svg:y="8.024cm" chart:style-name="ch6">
              <text:p>Time</text:p>
            </chart:title>
          </chart:axis>
          <chart:axis chart:dimension="y" chart:name="primary-y" chart:style-name="ch5">
            <chart:title svg:x="0.451cm" svg:y="5.026cm" chart:style-name="ch7">
              <text:p>Sales</text:p>
            </chart:title>
            <chart:grid chart:style-name="ch8" chart:class="major"/>
          </chart:axis>
          <chart:series chart:style-name="ch9" chart:values-cell-range-address="Sheet1.C2:Sheet1.C17" chart:label-cell-address="Sheet1.C1:Sheet1.C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3">
                <text:p>293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">
                <text:p>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5.199cm" svg:y="0.316cm" chart:style-name="ch2">
          <text:p>Seasonally Removed Trend</text:p>
        </chart:title>
        <chart:legend chart:legend-position="end" svg:x="13.215cm" svg:y="3.954cm" style:legend-expansion="high" chart:style-name="ch3"/>
        <chart:plot-area chart:style-name="ch4" table:cell-range-address="Sheet1.I2:Sheet1.J17" svg:x="1.331cm" svg:y="1.275cm" svg:width="11.564cm" svg:height="6.569cm">
          <chartooo:coordinate-region svg:x="2.138cm" svg:y="1.474cm" svg:width="10.57cm" svg:height="5.723cm"/>
          <chart:axis chart:dimension="x" chart:name="primary-x" chart:style-name="ch5">
            <chart:title svg:x="6.619cm" svg:y="8.024cm" chart:style-name="ch6">
              <text:p>Time t</text:p>
            </chart:title>
          </chart:axis>
          <chart:axis chart:dimension="y" chart:name="primary-y" chart:style-name="ch5">
            <chart:title svg:x="0.451cm" svg:y="5.026cm" chart:style-name="ch7">
              <text:p>Sales</text:p>
            </chart:title>
            <chart:grid chart:style-name="ch8" chart:class="major"/>
          </chart:axis>
          <chart:series chart:style-name="ch9" chart:values-cell-range-address="Sheet1.I2:Sheet1.I17" chart:class="chart:line">
            <chart:data-point chart:repeated="16"/>
          </chart:series>
          <chart:series chart:style-name="ch10" chart:values-cell-range-address="Sheet1.J2:Sheet1.J1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.40625">
                <text:p>222.40625</text:p>
                <draw:g>
                  <svg:desc>Sheet1.I2:Sheet1.I17</svg:desc>
                </draw:g>
              </table:table-cell>
              <table:table-cell office:value-type="float" office:value="234.645220588235">
                <text:p>234.645220588235</text:p>
                <draw:g>
                  <svg:desc>Sheet1.J2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.239583333333">
                <text:p>181.239583333333</text:p>
              </table:table-cell>
              <table:table-cell office:value-type="float" office:value="254.400857843137">
                <text:p>254.400857843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.947916666667">
                <text:p>297.947916666667</text:p>
              </table:table-cell>
              <table:table-cell office:value-type="float" office:value="274.156495098039">
                <text:p>274.156495098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.40625">
                <text:p>351.40625</text:p>
              </table:table-cell>
              <table:table-cell office:value-type="float" office:value="293.912132352941">
                <text:p>293.91213235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.40625">
                <text:p>317.40625</text:p>
              </table:table-cell>
              <table:table-cell office:value-type="float" office:value="313.667769607843">
                <text:p>313.667769607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.239583333333">
                <text:p>301.239583333333</text:p>
              </table:table-cell>
              <table:table-cell office:value-type="float" office:value="333.423406862745">
                <text:p>333.423406862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.947916666667">
                <text:p>363.947916666667</text:p>
              </table:table-cell>
              <table:table-cell office:value-type="float" office:value="353.179044117647">
                <text:p>353.179044117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.40625">
                <text:p>388.40625</text:p>
              </table:table-cell>
              <table:table-cell office:value-type="float" office:value="372.934681372549">
                <text:p>372.934681372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8.40625">
                <text:p>408.40625</text:p>
              </table:table-cell>
              <table:table-cell office:value-type="float" office:value="392.690318627451">
                <text:p>392.690318627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.239583333333">
                <text:p>429.239583333333</text:p>
              </table:table-cell>
              <table:table-cell office:value-type="float" office:value="412.445955882353">
                <text:p>412.445955882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.947916666667">
                <text:p>423.947916666667</text:p>
              </table:table-cell>
              <table:table-cell office:value-type="float" office:value="432.201593137255">
                <text:p>432.201593137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7.40625">
                <text:p>427.40625</text:p>
              </table:table-cell>
              <table:table-cell office:value-type="float" office:value="451.957230392157">
                <text:p>451.957230392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0.40625">
                <text:p>510.40625</text:p>
              </table:table-cell>
              <table:table-cell office:value-type="float" office:value="471.712867647059">
                <text:p>471.712867647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239583333333">
                <text:p>544.239583333333</text:p>
              </table:table-cell>
              <table:table-cell office:value-type="float" office:value="491.468504901961">
                <text:p>491.468504901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6.947916666667">
                <text:p>486.947916666667</text:p>
              </table:table-cell>
              <table:table-cell office:value-type="float" office:value="511.224142156863">
                <text:p>511.224142156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0.40625">
                <text:p>470.40625</text:p>
              </table:table-cell>
              <table:table-cell office:value-type="float" office:value="530.979779411765">
                <text:p>530.979779411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6.019cm" svg:y="0.316cm" chart:style-name="ch2">
          <text:p>CL/IR Cycle Check</text:p>
        </chart:title>
        <chart:legend chart:legend-position="end" svg:x="13.751cm" svg:y="4.203cm" style:legend-expansion="high" chart:style-name="ch3"/>
        <chart:plot-area chart:style-name="ch4" table:cell-range-address="Sheet1.N3:Sheet1.N16" svg:x="0.32cm" svg:y="1.275cm" svg:width="13.111cm" svg:height="7.55cm">
          <chartooo:coordinate-region svg:x="1.047cm" svg:y="1.474cm" svg:width="12.197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1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2.625">
                <text:p>-52.625</text:p>
                <draw:g>
                  <svg:desc>Sheet1.N3:Sheet1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0833333333334">
                <text:p>21.08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1527777777778">
                <text:p>29.152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94444444444446">
                <text:p>-5.94444444444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.2916666666666">
                <text:p>-26.291666666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8611111111114">
                <text:p>1.4861111111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77777777777828">
                <text:p>-0.277777777777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70833333333339">
                <text:p>8.70833333333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91666666666669">
                <text:p>-2.91666666666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.5138888888889">
                <text:p>-26.513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888888888889">
                <text:p>16.3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5833333333333">
                <text:p>-13.58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